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row table:style-name="ro1">
          <table:table-cell table:style-name="Default"/>
          <table:table-cell table:formula="of:=0.145038" office:value-type="float" office:value="0.145038" calcext:value-type="float">
            <text:p>0.15</text:p>
          </table:table-cell>
          <table:table-cell table:formula="of:=20.885434273039" office:value-type="float" office:value="20.885434273039" calcext:value-type="float">
            <text:p>20.89</text:p>
          </table:table-cell>
        </table:table-row>
        <table:table-row table:style-name="ro1">
          <table:table-cell table:style-name="Default" office:value-type="string" calcext:value-type="string">
            <text:p>kN/m2</text:p>
          </table:table-cell>
          <table:table-cell table:style-name="Default" office:value-type="string" calcext:value-type="string">
            <text:p>psi</text:p>
          </table:table-cell>
          <table:table-cell table:style-name="Default" office:value-type="string" calcext:value-type="string">
            <text:p>psf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table:formula="of:=[.A3]*[.$B$1]" office:value-type="float" office:value="2.90076" calcext:value-type="float">
            <text:p>2.90</text:p>
          </table:table-cell>
          <table:table-cell table:formula="of:=[.$C$1]*[.A3]" office:value-type="float" office:value="417.70868546078" calcext:value-type="float">
            <text:p>417.71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table:formula="of:=[.A4]*[.$B$1]" office:value-type="float" office:value="6.52671" calcext:value-type="float">
            <text:p>6.53</text:p>
          </table:table-cell>
          <table:table-cell table:formula="of:=[.$C$1]*[.A4]" office:value-type="float" office:value="939.844542286755" calcext:value-type="float">
            <text:p>939.84</text:p>
          </table:table-cell>
        </table:table-row>
        <table:table-row table:style-name="ro1">
          <table:table-cell office:value-type="float" office:value="70" calcext:value-type="float">
            <text:p>70.00</text:p>
          </table:table-cell>
          <table:table-cell table:formula="of:=[.A5]*[.$B$1]" office:value-type="float" office:value="10.15266" calcext:value-type="float">
            <text:p>10.15</text:p>
          </table:table-cell>
          <table:table-cell table:formula="of:=[.$C$1]*[.A5]" office:value-type="float" office:value="1461.98039911273" calcext:value-type="float">
            <text:p>1,461.98</text:p>
          </table:table-cell>
        </table:table-row>
        <table:table-row table:style-name="ro1">
          <table:table-cell office:value-type="float" office:value="90" calcext:value-type="float">
            <text:p>90.00</text:p>
          </table:table-cell>
          <table:table-cell table:formula="of:=[.A6]*[.$B$1]" office:value-type="float" office:value="13.05342" calcext:value-type="float">
            <text:p>13.05</text:p>
          </table:table-cell>
          <table:table-cell table:formula="of:=[.$C$1]*[.A6]" office:value-type="float" office:value="1879.68908457351" calcext:value-type="float">
            <text:p>1,879.69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formula="of:=[.A7]*[.$B$1]" office:value-type="float" office:value="14.5038" calcext:value-type="float">
            <text:p>14.50</text:p>
          </table:table-cell>
          <table:table-cell table:formula="of:=[.$C$1]*[.A7]" office:value-type="float" office:value="2088.5434273039" calcext:value-type="float">
            <text:p>2,088.54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table:formula="of:=[.A8]*[.$B$1]" office:value-type="float" office:value="17.40456" calcext:value-type="float">
            <text:p>17.40</text:p>
          </table:table-cell>
          <table:table-cell table:formula="of:=[.$C$1]*[.A8]" office:value-type="float" office:value="2506.25211276468" calcext:value-type="float">
            <text:p>2,506.25</text:p>
          </table:table-cell>
        </table:table-row>
        <table:table-row table:style-name="ro1">
          <table:table-cell office:value-type="float" office:value="140" calcext:value-type="float">
            <text:p>140.00</text:p>
          </table:table-cell>
          <table:table-cell table:formula="of:=[.A9]*[.$B$1]" office:value-type="float" office:value="20.30532" calcext:value-type="float">
            <text:p>20.31</text:p>
          </table:table-cell>
          <table:table-cell table:formula="of:=[.$C$1]*[.A9]" office:value-type="float" office:value="2923.96079822546" calcext:value-type="float">
            <text:p>2,923.96</text:p>
          </table:table-cell>
        </table:table-row>
        <table:table-row table:style-name="ro1">
          <table:table-cell office:value-type="float" office:value="160" calcext:value-type="float">
            <text:p>160.00</text:p>
          </table:table-cell>
          <table:table-cell table:formula="of:=[.A10]*[.$B$1]" office:value-type="float" office:value="23.20608" calcext:value-type="float">
            <text:p>23.21</text:p>
          </table:table-cell>
          <table:table-cell table:formula="of:=[.$C$1]*[.A10]" office:value-type="float" office:value="3341.66948368624" calcext:value-type="float">
            <text:p>3,341.67</text:p>
          </table:table-cell>
        </table:table-row>
        <table:table-row table:style-name="ro1">
          <table:table-cell office:value-type="float" office:value="190" calcext:value-type="float">
            <text:p>190.00</text:p>
          </table:table-cell>
          <table:table-cell table:formula="of:=[.A11]*[.$B$1]" office:value-type="float" office:value="27.55722" calcext:value-type="float">
            <text:p>27.56</text:p>
          </table:table-cell>
          <table:table-cell table:formula="of:=[.$C$1]*[.A11]" office:value-type="float" office:value="3968.23251187741" calcext:value-type="float">
            <text:p>3,968.23</text:p>
          </table:table-cell>
        </table:table-row>
        <table:table-row table:style-name="ro1">
          <table:table-cell table:formula="of:=[.B12]/[.$B$1]" office:value-type="float" office:value="206.84234476482" calcext:value-type="float">
            <text:p>206.84</text:p>
          </table:table-cell>
          <table:table-cell office:value-type="float" office:value="30" calcext:value-type="float">
            <text:p>30.00</text:p>
          </table:table-cell>
          <table:table-cell table:formula="of:=[.$C$1]*[.A12]" office:value-type="float" office:value="4319.99219646693" calcext:value-type="float">
            <text:p>4,319.99</text:p>
          </table:table-cell>
        </table:table-row>
        <table:table-row table:style-name="ro1">
          <table:table-cell table:formula="of:=[.B13]/[.$B$1]" office:value-type="float" office:value="275.78979301976" calcext:value-type="float">
            <text:p>275.79</text:p>
          </table:table-cell>
          <table:table-cell office:value-type="float" office:value="40" calcext:value-type="float">
            <text:p>40.00</text:p>
          </table:table-cell>
          <table:table-cell table:formula="of:=[.$C$1]*[.A13]" office:value-type="float" office:value="5759.98959528924" calcext:value-type="float">
            <text:p>5,759.99</text:p>
          </table:table-cell>
        </table:table-row>
        <table:table-row table:style-name="ro1">
          <table:table-cell table:formula="of:=[.B14]/[.$B$1]" office:value-type="float" office:value="413.68468952964" calcext:value-type="float">
            <text:p>413.68</text:p>
          </table:table-cell>
          <table:table-cell office:value-type="float" office:value="60" calcext:value-type="float">
            <text:p>60.00</text:p>
          </table:table-cell>
          <table:table-cell table:formula="of:=[.$C$1]*[.A14]" office:value-type="float" office:value="8639.98439293385" calcext:value-type="float">
            <text:p>8,639.98</text:p>
          </table:table-cell>
        </table:table-row>
        <table:table-row table:style-name="ro1">
          <table:table-cell table:formula="of:=[.B15]/[.$B$1]" office:value-type="float" office:value="689.474482549401" calcext:value-type="float">
            <text:p>689.47</text:p>
          </table:table-cell>
          <table:table-cell office:value-type="float" office:value="100" calcext:value-type="float">
            <text:p>100.00</text:p>
          </table:table-cell>
          <table:table-cell table:formula="of:=[.$C$1]*[.A15]" office:value-type="float" office:value="14399.9739882231" calcext:value-type="float">
            <text:p>14,399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8:01:11.888491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3:05:03.864989458</meta:creation-date>
    <dc:date>2019-11-24T13:39:41.149091893</dc:date>
    <meta:editing-duration>PT24M29S</meta:editing-duration>
    <meta:editing-cycles>3</meta:editing-cycles>
    <meta:generator>LibreOffice/6.0.7.3$Linux_X86_64 LibreOffice_project/00m0$Build-3</meta:generator>
    <meta:document-statistic meta:table-count="1" meta:cell-count="44" meta:object-count="0"/>
  </office:meta>
</office:document-meta>
</file>